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80000003F510612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9063in" style:rel-column-width="1305*"/>
    </style:style>
    <style:style style:name="Table1.B" style:family="table-column">
      <style:table-column-properties style:column-width="1.2396in" style:rel-column-width="1785*"/>
    </style:style>
    <style:style style:name="Table1.C" style:family="table-column">
      <style:table-column-properties style:column-width="0.9688in" style:rel-column-width="1395*"/>
    </style:style>
    <style:style style:name="Table1.D" style:family="table-column">
      <style:table-column-properties style:column-width="1.0521in" style:rel-column-width="1515*"/>
    </style:style>
    <style:style style:name="Table1.1" style:family="table-row">
      <style:table-row-properties style:min-row-height="0.268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E2" style:family="table-cell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8243in" style:keep-together="false" fo:keep-together="always"/>
    </style:style>
    <style:style style:name="Table1.A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I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number" office:value-type="float" office:value="13" style:data-style-name="N0">13</text:variable-set>: Molarity and pH</text:p>
      <text:p text:style-name="P1"><text:span text:style-name="T3"/></text:p>
      <text:p text:style-name="P1"><text:span text:style-name="T4">Procedure</text:span><text:span text:style-name="T5">: </text:span><text:span text:style-name="T3">Put on protective goggles and an apron. <text:s/>Record the name and formula of your solution. <text:s/>Is this solution an acid, base, or salt? <text:s/>The solution you have been provided with is a 1 M solution. <text:s/>Pour 25 mL of the solution into the beaker. <text:s/>Test the solution with red and blue litmus paper. <text:s/>Record your results in the table. <text:s/>Measure the pH of the solution (using either the pH paper</text:span><text:span text:style-name="T3"><text:note text:id="ftn0" text:note-class="footnote"><text:note-citation>1</text:note-citation><text:note-body><text:p text:style-name="Footnote">Use of litmus and pH paper: Remove as many strips of pH/litmus paper as you need, then seal the tube again. <text:s/>(Light and air cause litmus and pH paper to degrade). <text:s/>Use a pipette to drop a small amount of solution on the end of one strip of paper. <text:s/>Compare the color to the chart.</text:p></text:note-body></text:note></text:span><text:span text:style-name="T3"> or the pH meter</text:span><text:span text:style-name="T3"><text:note text:id="ftn1" text:note-class="footnote"><text:note-citation>2</text:note-citation><text:note-body><text:p text:style-name="Footnote"/></text:note-body></text:note></text:span><text:span text:style-name="T3">). Record your results in the table below.</text:span></text:p>
      <text:p text:style-name="P1"><text:span text:style-name="T3"/></text:p>
      <text:p text:style-name="P1"><text:span text:style-name="T3">Add water to the beaker until you have 250 mL of solution. <text:s/>You now have a 0.1 M solution. <text:s/>Pour out all but 25 mL of the solution. <text:s/>Measure the pH again. <text:s/>Add water to 250 mL. <text:s/>You now have a 0.01M solution. <text:s/>Continue diluting and measuring pH until you have measured the pH of a 0.0001 M solution.</text:span></text:p>
      <text:p text:style-name="P1"><text:span text:style-name="T3"/></text:p>
      <text:p text:style-name="P1"><text:span text:style-name="T3">Repeat the above procedure with at least one other chemical. <text:s/>Graph both sets of results on the semi-log graph on the reverse side of this pag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6"/>
        <table:table-row table:style-name="Table1.1">
          <table:table-cell table:style-name="Table1.A1" table:number-rows-spanned="2" office:value-type="string">
            <text:p text:style-name="P4"/>
          </table:table-cell>
          <table:table-cell table:style-name="Table1.B1" table:number-rows-spanned="2" office:value-type="string">
            <text:p text:style-name="P4">Name:</text:p>
          </table:table-cell>
          <table:table-cell table:style-name="Table1.B1" table:number-rows-spanned="2" office:value-type="string">
            <text:p text:style-name="P4">Formula</text:p>
          </table:table-cell>
          <table:table-cell table:style-name="Table1.B1" table:number-rows-spanned="2" office:value-type="string">
            <text:p text:style-name="P4">Type?</text:p>
          </table:table-cell>
          <table:table-cell table:style-name="Table1.E1" table:number-columns-spanned="5" office:value-type="string">
            <text:p text:style-name="P5">pH at concentrations of -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2" office:value-type="string">
            <text:p text:style-name="P5">1 M</text:p>
          </table:table-cell>
          <table:table-cell table:style-name="Table1.E2" office:value-type="string">
            <text:p text:style-name="P5">0.1 M</text:p>
          </table:table-cell>
          <table:table-cell table:style-name="Table1.E2" office:value-type="string">
            <text:p text:style-name="P5">0.01 M</text:p>
          </table:table-cell>
          <table:table-cell table:style-name="Table1.E2" office:value-type="string">
            <text:p text:style-name="P5">0.001 M</text:p>
          </table:table-cell>
          <table:table-cell table:style-name="Table1.I2" office:value-type="string">
            <text:p text:style-name="P5">0.0001 M</text:p>
          </table:table-cell>
        </table:table-row>
        <table:table-row table:style-name="Table1.3">
          <table:table-cell table:style-name="Table1.A3" office:value-type="string">
            <text:p text:style-name="P4">Chemical 1: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I3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4">Chemical 2: 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I3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4">Chemical 3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I3" office:value-type="string">
            <text:p text:style-name="P4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709in" svg:y="-0.2291in" svg:width="0.7563in" svg:height="0.6118in" draw:z-index="1"><draw:image xlink:href="Pictures/10000201000000480000003F51061214.png" xlink:type="simple" xlink:show="embed" xlink:actuate="onLoad"/></draw:frame> <text:s text:c="10"/><text:span text:style-name="MT1">Name</text:span>:<text:tab/><text:tab/><text:tab/><text:tab/> <text:s text:c="15"/><text:date style:data-style-name="N37" text:date-value="2009-04-02T21:12:22.40">04/02/09</text:date></text:p>
      </style:header>
      <style:footer>
        <text:p text:style-name="Footer">3<text:span text:style-name="MT2">rd</text:span> 9 Weeks<text:tab/> <text:s text:c="59"/><text:page-number text:select-page="current">2</text:page-number>/<text:page-count>2</text:page-count><text:tab/><text:tab/><text:tab/> <text:s text:c="9"/>Assignment <text:variable-get text:name="assignmentnumber" office:value-type="float" style:data-style-name="N0">1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2-22T12:35:48.24</meta:creation-date>
    <meta:editing-cycles>11</meta:editing-cycles>
    <meta:editing-duration>PT01H08M57S</meta:editing-duration>
    <meta:initial-creator>Jonas Williamson</meta:initial-creator>
    <dc:date>2009-04-02T21:12:22.35</dc:date>
    <dc:creator>Jonas Williamson</dc:creator>
    <meta:document-statistic meta:table-count="1" meta:image-count="1" meta:object-count="0" meta:page-count="2" meta:paragraph-count="19" meta:word-count="262" meta:character-count="1453"/>
    <meta:user-defined meta:name="Info 1"/>
    <meta:user-defined meta:name="Info 2"/>
    <meta:user-defined meta:name="Info 3"/>
    <meta:user-defined meta:name="Info 4"/>
  </office:meta>
</office:document-meta>
</file>